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officeooo:rsid="00006088" officeooo:paragraph-rsid="00006088"/>
    </style:style>
    <style:style style:name="P2" style:family="paragraph" style:parent-style-name="Standard">
      <style:paragraph-properties fo:text-align="justify" style:justify-single-word="false"/>
      <style:text-properties officeooo:rsid="000266e2" officeooo:paragraph-rsid="000266e2"/>
    </style:style>
    <style:style style:name="P3" style:family="paragraph" style:parent-style-name="Standard">
      <style:paragraph-properties fo:text-align="justify" style:justify-single-word="false"/>
      <style:text-properties fo:font-weight="bold" officeooo:rsid="000266e2" officeooo:paragraph-rsid="000266e2" style:font-weight-asian="bold" style:font-weight-complex="bold"/>
    </style:style>
    <style:style style:name="P4" style:family="paragraph" style:parent-style-name="Standard">
      <style:paragraph-properties fo:text-align="justify" style:justify-single-word="false"/>
      <style:text-properties fo:font-weight="bold" officeooo:rsid="0003068c" officeooo:paragraph-rsid="0003068c" style:font-weight-asian="bold" style:font-weight-complex="bold"/>
    </style:style>
    <style:style style:name="P5" style:family="paragraph" style:parent-style-name="Standard">
      <style:paragraph-properties fo:text-align="justify" style:justify-single-word="false"/>
      <style:text-properties fo:font-weight="bold" officeooo:rsid="00056fa1" officeooo:paragraph-rsid="00056fa1" style:font-weight-asian="bold" style:font-weight-complex="bold"/>
    </style:style>
    <style:style style:name="P6" style:family="paragraph" style:parent-style-name="Standard">
      <style:paragraph-properties fo:text-align="justify" style:justify-single-word="false"/>
      <style:text-properties fo:font-weight="bold" officeooo:rsid="0004c6d2" officeooo:paragraph-rsid="0004c6d2" style:font-weight-asian="bold" style:font-weight-complex="bold"/>
    </style:style>
    <style:style style:name="P7" style:family="paragraph" style:parent-style-name="Standard">
      <style:paragraph-properties fo:text-align="justify" style:justify-single-word="false"/>
      <style:text-properties fo:font-weight="normal" officeooo:rsid="000266e2" officeooo:paragraph-rsid="000266e2" style:font-weight-asian="normal" style:font-weight-complex="normal"/>
    </style:style>
    <style:style style:name="P8" style:family="paragraph" style:parent-style-name="Standard">
      <style:paragraph-properties fo:text-align="justify" style:justify-single-word="false"/>
      <style:text-properties fo:font-weight="normal" officeooo:rsid="00035f49" officeooo:paragraph-rsid="00035f49" style:font-weight-asian="normal" style:font-weight-complex="normal"/>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rsid="0003068c" officeooo:paragraph-rsid="0003068c"/>
    </style:style>
    <style:style style:name="P11" style:family="paragraph" style:parent-style-name="Text_20_body">
      <style:paragraph-properties fo:text-align="center" style:justify-single-word="false"/>
      <style:text-properties fo:font-style="italic" officeooo:rsid="001b0b07" officeooo:paragraph-rsid="001b0b07" style:font-style-asian="italic" style:font-style-complex="italic"/>
    </style:style>
    <style:style style:name="P12" style:family="paragraph" style:parent-style-name="Subtitle">
      <style:text-properties officeooo:rsid="00006088" officeooo:paragraph-rsid="00006088"/>
    </style:style>
    <style:style style:name="P13" style:family="paragraph" style:parent-style-name="Standard" style:list-style-name="L1">
      <style:paragraph-properties fo:text-align="justify" style:justify-single-word="false"/>
      <style:text-properties officeooo:paragraph-rsid="00056fa1"/>
    </style:style>
    <style:style style:name="P14" style:family="paragraph" style:parent-style-name="Standard" style:list-style-name="L2">
      <style:paragraph-properties fo:text-align="justify" style:justify-single-word="false"/>
      <style:text-properties fo:font-weight="normal" officeooo:rsid="00056fa1" officeooo:paragraph-rsid="00056fa1" style:font-weight-asian="normal" style:font-weight-complex="normal"/>
    </style:style>
    <style:style style:name="P15" style:family="paragraph" style:parent-style-name="Standard" style:list-style-name="L2">
      <style:paragraph-properties fo:text-align="justify" style:justify-single-word="false"/>
      <style:text-properties fo:font-weight="normal" officeooo:rsid="00093c64" officeooo:paragraph-rsid="00093c64" style:font-weight-asian="normal" style:font-weight-complex="normal"/>
    </style:style>
    <style:style style:name="P16" style:family="paragraph" style:parent-style-name="Standard" style:list-style-name="L2">
      <style:paragraph-properties fo:text-align="justify" style:justify-single-word="false"/>
      <style:text-properties fo:font-weight="normal" officeooo:rsid="000d351f" officeooo:paragraph-rsid="000d351f" style:font-weight-asian="normal" style:font-weight-complex="normal"/>
    </style:style>
    <style:style style:name="P17" style:family="paragraph" style:parent-style-name="Standard" style:list-style-name="L2">
      <style:paragraph-properties fo:text-align="justify" style:justify-single-word="false"/>
      <style:text-properties fo:font-weight="normal" officeooo:rsid="000e5c00" officeooo:paragraph-rsid="000e5c00" style:font-weight-asian="normal" style:font-weight-complex="normal"/>
    </style:style>
    <style:style style:name="P18" style:family="paragraph" style:parent-style-name="Standard" style:list-style-name="L3">
      <style:paragraph-properties fo:text-align="justify" style:justify-single-word="false"/>
      <style:text-properties officeooo:rsid="0004c6d2" officeooo:paragraph-rsid="0004c6d2"/>
    </style:style>
    <style:style style:name="P19" style:family="paragraph" style:parent-style-name="Standard" style:list-style-name="L3">
      <style:paragraph-properties fo:text-align="justify" style:justify-single-word="false"/>
      <style:text-properties officeooo:rsid="0004c6d2" officeooo:paragraph-rsid="00128960"/>
    </style:style>
    <style:style style:name="P20" style:family="paragraph" style:parent-style-name="Standard">
      <style:paragraph-properties fo:text-align="justify" style:justify-single-word="false"/>
      <style:text-properties officeooo:rsid="0004c6d2" officeooo:paragraph-rsid="0004c6d2"/>
    </style:style>
    <style:style style:name="P21" style:family="paragraph" style:parent-style-name="Standard">
      <style:paragraph-properties fo:text-align="justify" style:justify-single-word="false"/>
      <style:text-properties fo:font-style="italic" officeooo:rsid="0004c6d2" officeooo:paragraph-rsid="0004c6d2" style:font-style-asian="italic" style:font-style-complex="italic"/>
    </style:style>
    <style:style style:name="P22" style:family="paragraph" style:parent-style-name="Standard" style:list-style-name="L4">
      <style:paragraph-properties fo:text-align="justify" style:justify-single-word="false"/>
      <style:text-properties fo:font-style="italic" officeooo:rsid="0004c6d2" officeooo:paragraph-rsid="0004c6d2" style:font-style-asian="italic" style:font-style-complex="italic"/>
    </style:style>
    <style:style style:name="P23" style:family="paragraph" style:parent-style-name="Standard" style:list-style-name="L5">
      <style:paragraph-properties fo:text-align="justify" style:justify-single-word="false"/>
      <style:text-properties fo:font-style="italic" officeooo:rsid="0004c6d2" officeooo:paragraph-rsid="0004c6d2" style:font-style-asian="italic" style:font-style-complex="italic"/>
    </style:style>
    <style:style style:name="P24" style:family="paragraph" style:parent-style-name="Standard">
      <style:paragraph-properties fo:text-align="justify" style:justify-single-word="false"/>
      <style:text-properties fo:font-style="italic" fo:font-weight="bold" officeooo:rsid="0004c6d2" officeooo:paragraph-rsid="0004c6d2" style:font-style-asian="italic" style:font-weight-asian="bold" style:font-style-complex="italic" style:font-weight-complex="bold"/>
    </style:style>
    <style:style style:name="P25" style:family="paragraph" style:parent-style-name="Standard">
      <style:paragraph-properties fo:text-align="justify" style:justify-single-word="false" fo:padding-left="0in" fo:padding-right="0in" fo:padding-top="0in" fo:padding-bottom="0.0291in" fo:border-left="none" fo:border-right="none" fo:border-top="none" fo:border-bottom="0.99pt solid #000000" style:join-border="false"/>
      <style:text-properties officeooo:rsid="0004c6d2" officeooo:paragraph-rsid="0004c6d2"/>
    </style:style>
    <style:style style:name="T1" style:family="text">
      <style:text-properties fo:font-weight="bold" style:font-weight-asian="bold" style:font-weight-complex="bold"/>
    </style:style>
    <style:style style:name="T2" style:family="text">
      <style:text-properties fo:font-weight="bold" officeooo:rsid="000266e2" style:font-weight-asian="bold" style:font-weight-complex="bold"/>
    </style:style>
    <style:style style:name="T3" style:family="text">
      <style:text-properties officeooo:rsid="000266e2"/>
    </style:style>
    <style:style style:name="T4" style:family="text">
      <style:text-properties fo:font-weight="normal" style:font-weight-asian="normal" style:font-weight-complex="normal"/>
    </style:style>
    <style:style style:name="T5" style:family="text">
      <style:text-properties fo:font-weight="normal" officeooo:rsid="000266e2" style:font-weight-asian="normal" style:font-weight-complex="normal"/>
    </style:style>
    <style:style style:name="T6" style:family="text">
      <style:text-properties fo:font-weight="normal" officeooo:rsid="00056fa1" style:font-weight-asian="normal" style:font-weight-complex="normal"/>
    </style:style>
    <style:style style:name="T7" style:family="text">
      <style:text-properties fo:font-weight="normal" officeooo:rsid="000986ac" style:font-weight-asian="normal" style:font-weight-complex="normal"/>
    </style:style>
    <style:style style:name="T8" style:family="text">
      <style:text-properties officeooo:rsid="00028285"/>
    </style:style>
    <style:style style:name="T9" style:family="text">
      <style:text-properties officeooo:rsid="0003068c"/>
    </style:style>
    <style:style style:name="T10" style:family="text">
      <style:text-properties officeooo:rsid="0004c6d2"/>
    </style:style>
    <style:style style:name="T11" style:family="text">
      <style:text-properties officeooo:rsid="00075c86"/>
    </style:style>
    <style:style style:name="T12" style:family="text">
      <style:text-properties officeooo:rsid="00093c64"/>
    </style:style>
    <style:style style:name="T13" style:family="text">
      <style:text-properties officeooo:rsid="000986ac"/>
    </style:style>
    <style:style style:name="T14" style:family="text">
      <style:text-properties officeooo:rsid="000d351f"/>
    </style:style>
    <style:style style:name="T15" style:family="text">
      <style:text-properties officeooo:rsid="000e5c00"/>
    </style:style>
    <style:style style:name="T16" style:family="text">
      <style:text-properties officeooo:rsid="0011d594"/>
    </style:style>
    <style:style style:name="T17" style:family="text">
      <style:text-properties officeooo:rsid="00128960"/>
    </style:style>
    <style:style style:name="T18" style:family="text">
      <style:text-properties officeooo:rsid="001b0b07"/>
    </style:style>
    <style:style style:name="T19" style:family="text">
      <style:text-properties officeooo:rsid="001bdd4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6">2021</text:span>_INFO2_ServicesWeb_Projet</text:p>
      <text:p text:style-name="P12">Service d’administration de ChatBot</text:p>
      <text:p text:style-name="P11">(English version below, eventually)</text:p>
      <text:p text:style-name="P9"/>
      <text:p text:style-name="P1">Dans ce projet, il vous est demandé d’implémenter un service <text:span text:style-name="T2">d’administration</text:span><text:span text:style-name="T3"> de </text:span><text:span text:style-name="T1">ChatBot</text:span>. <text:span text:style-name="T3">Un</text:span> <text:span text:style-name="T3">C</text:span>hatBot utilise la technologie <text:span text:style-name="T4">Rivescript </text:span><text:span text:style-name="T5">comme </text:span><text:span text:style-name="T2">cerveau</text:span>. Le ChatBot peut opérer sur plusieurs <text:span text:style-name="T2">interfaces</text:span><text:span text:style-name="T3"> : une interface web dédiée, sur </text:span><text:span text:style-name="T4">Mastodon</text:span>, Discord, Slack, ... </text:p>
      <text:p text:style-name="P1"/>
      <text:p text:style-name="P3">ChatBot</text:p>
      <text:p text:style-name="P10">Un ChatBot n’est pas un pas un poisson d’eau douce (ça, c’est un chabot). C’est un robot conversationnel. En d’autres termes, c’est un logiciel qui propose une interface en langage naturel. </text:p>
      <text:p text:style-name="P1"/>
      <text:p text:style-name="P3">Cerveau (brain rivescript)</text:p>
      <text:p text:style-name="P7">Rivescript (<text:a xlink:type="simple" xlink:href="https://www.rivescript.com/" text:style-name="Internet_20_link" text:visited-style-name="Visited_20_Internet_20_Link">https://www.rivescript.com/</text:a>) est d’abord un langage de description d’interactions « intelligentes » pour des ChatBot basé sur la reconnaissance de schéma (Si tu me dis « Bonjour » alors je te réponds « Salut »). Ces interactions sont décrites dans des fichiers (extension .rive) appelés « brain » (cerveau) car l’ensemble des fichiers .rive donnés à un ChatBot <text:span text:style-name="T8">constitue sa « personnalité » (voir </text:span><text:a xlink:type="simple" xlink:href="https://www.rivescript.com/docs/tutorial#tutorial" text:style-name="Internet_20_link" text:visited-style-name="Visited_20_Internet_20_Link"><text:span text:style-name="T8">https://www.rivescript.com/docs/tutorial#tutorial</text:span></text:a><text:span text:style-name="T8">). Ainsi, vous aller pouvoir créer plusieurs ChaBot ayant chacun sa spécialité/fonction/personnalité, selon les fichiers .rive chargés.</text:span></text:p>
      <text:p text:style-name="P7"/>
      <text:p text:style-name="P4">Interface</text:p>
      <text:p text:style-name="P8">Rivescript propose plusieurs implémentations (Javascript et Java entre autres). Ceci permet de connecter le cerveau à diverses interfaces textuelles comme le terminal, un dispatcher de sms, ... ou tout simplement le protocole HTTP (protocole textuel question/réponse) et au-delà, toute API basée sur HTTP. Si les fichiers .rive constituent le cerveau de votre ChatBot, ces interfaces sont autant «d’oreilles » et de « bouches ». Dans un premier temps, votre ChatBot sera présent sur une interface Web créée par vous : un<text:span text:style-name="T10">e simple interface de type SMS</text:span>. </text:p>
      <text:p text:style-name="P3"/>
      <text:p text:style-name="P3">Administration</text:p>
      <text:p text:style-name="P2"><text:span text:style-name="T9">Dans ce projet, l</text:span>’administration <text:span text:style-name="T9">des ChatBots </text:span>se fait à travers une API REST. <text:span text:style-name="T10">Administrer un ChatBot, s’est le créer, et le détruire... c’est aussi lui modifier sa personnalité et consulter son état. On peut aussi lui donner une nouvelle interface (lui donner la possibilité d’aller sur Discord par exemple), ou lui enlever.</text:span></text:p>
      <text:p text:style-name="P2"/>
      <text:p text:style-name="P5">Use cases</text:p>
      <text:list xml:id="list3985251646" text:style-name="L1">
        <text:list-item>
          <text:p text:style-name="P13"><text:span text:style-name="T6">à travers une interface d’administration, je crée un nouveau ChatBot appelé « Steeve » ayant des fonctionnalités minimales (fichier « standard.rive » de </text:span><text:a xlink:type="simple" xlink:href="https://www.rivescript.com/try" text:style-name="Internet_20_link" text:visited-style-name="Visited_20_Internet_20_Link"><text:span text:style-name="T6">https://www.rivescript.com/try</text:span></text:a><text:span text:style-name="T6">). Je peux alors communiquer avec Steeve à travers une seconde interface (interface de communication, la « bouche »), sur une adresse (et port) propre à Steeve, </text:span><text:span text:style-name="T7">après m’être identifier avec un login</text:span><text:span text:style-name="T6">.</text:span></text:p>
        </text:list-item>
      </text:list>
      <text:list xml:id="list1249643270" text:style-name="L2">
        <text:list-item>
          <text:p text:style-name="P14">à travers une interface d’administration, j<text:span text:style-name="T11">e sélectionne un fichier « cerveau » dans une base et je l’</text:span>ajoute à Steeve. En relançant l’interface de communication, je permets à <text:span text:style-name="T11">Steeve de prendre en compte le nouveau fichier.</text:span> <text:s/><text:span text:style-name="T12">(BONUS : Steeve charge son nouveau cerveau au cours de la conversation).</text:span></text:p>
        </text:list-item>
        <text:list-item>
          <text:p text:style-name="P15"><text:soft-page-break/>Grace à son nouveau cerveau, Steeve peut maintenant garder en mémoire des informations personnelles sur moi en reliant, par exemple, mon login avec ma couleur favorite. (BONUS : stocker <text:span text:style-name="T13">le profil collecté sur une base MongoDb en ligne</text:span>).</text:p>
        </text:list-item>
        <text:list-item>
          <text:p text:style-name="P14">à travers <text:span text:style-name="T14">l’</text:span>interface d’administration, <text:span text:style-name="T11">je sélectionne un fichier de paramètres de connexion à <text:s/>Discord (cf </text:span><text:a xlink:type="simple" xlink:href="https://discordjs.guide/" text:style-name="Internet_20_link" text:visited-style-name="Visited_20_Internet_20_Link"><text:span text:style-name="T11">https://discordjs.guide</text:span></text:a><text:span text:style-name="T11">) ou Mastodon (utiliser </text:span><text:a xlink:type="simple" xlink:href="https://botsin.space/api/v1/" text:style-name="Internet_20_link" text:visited-style-name="Visited_20_Internet_20_Link"><text:span text:style-name="T11">https://botsin.space/api/v1/</text:span></text:a><text:span text:style-name="T11">) et ordonne à Steeve d’y être présent. Je peux alors parler avec une instance de Steeve. (BONUS : L’instance de Steeve qui parle sur botsinspace et celle qui parle sur l’interface de communication partagent les mêmes données collectées.) (BONUS : Je peux aussi choisir une connexion à Slack).</text:span></text:p>
        </text:list-item>
        <text:list-item>
          <text:p text:style-name="P16">à travers l’interface d’administration, je supprime l’accès de Steeve à <text:span text:style-name="T17">Discord</text:span>.</text:p>
        </text:list-item>
        <text:list-item>
          <text:p text:style-name="P16">À travers <text:span text:style-name="T15">l’interface d’administration, je peux voir l’état (les interfaces actives, a minima) des différents ChatBots (Eude, Hubert, Yann et Adam... tous de la famille Lefrigo). (BONUS : l’interface diffuse les conversations).</text:span></text:p>
        </text:list-item>
        <text:list-item>
          <text:p text:style-name="P17">BONUS : Je peux recouper des informations d’un utilisateur recueillies par différents ChatBot.</text:p>
        </text:list-item>
      </text:list>
      <text:p text:style-name="P6">Cadre du projet</text:p>
      <text:list xml:id="list402728930" text:style-name="L3">
        <text:list-item>
          <text:p text:style-name="P18">Ce projet s’effectue en binôme (<text:span text:style-name="T18">à constituer sur Teams</text:span>). </text:p>
        </text:list-item>
        <text:list-item>
          <text:p text:style-name="P19">L’<text:span text:style-name="T17">API </text:span>est <text:span text:style-name="T17">en </text:span>NodeJS.</text:p>
        </text:list-item>
        <text:list-item>
          <text:p text:style-name="P19"><text:span text:style-name="T17">L’architecture de l’API est REST</text:span> </text:p>
        </text:list-item>
        <text:list-item>
          <text:p text:style-name="P18">Les livrables sont attendus <text:span text:style-name="T17">le 04/06/2021 20h00 (Dépôt sur la page Moodle)</text:span>. </text:p>
        </text:list-item>
        <text:list-item>
          <text:p text:style-name="P18">Les livrables sont constitués d’un lien vers un dépôt git et d’un lien vers un screenCast démontrant les fonctionnalités de votre projet. </text:p>
        </text:list-item>
      </text:list>
      <text:p text:style-name="P20"/>
      <text:p text:style-name="P25"/>
      <text:p text:style-name="P20"/>
      <text:p text:style-name="P21">In this project you are asked to implement a <text:span text:style-name="T1">ChatBot administration service</text:span>. A ChatBot uses Rivescript technology as its <text:span text:style-name="T1">brain</text:span>. The ChatBot can operate on several <text:span text:style-name="T1">interfaces</text:span>: a dedicated web interface, on Mastodon, Discord, Slack, ... </text:p>
      <text:p text:style-name="P21"/>
      <text:p text:style-name="P24">ChatBot</text:p>
      <text:p text:style-name="P21">A ChatBot is not a freshwater fish (that's a chabot). It is a conversational robot. In other words, it is a software that provides a natural language interface. </text:p>
      <text:p text:style-name="P21"/>
      <text:p text:style-name="P24">Brain (brain rivescript)</text:p>
      <text:p text:style-name="P21">Rivescript (https://www.rivescript.com/) is first of all a language for describing "intelligent" interactions for ChatBots based on pattern recognition (If you say "Hello" to me then I answer "Hi"). These interactions are described in files (extension .rive) called "brain" because the set of .rive files given to a ChatBot constitutes its "personality" (see https://www.rivescript.com/docs/tutorial#tutorial). Thus, you will be able to create several ChaBots, each with its own speciality/function/personality, depending on the .rive files loaded.</text:p>
      <text:p text:style-name="P21"/>
      <text:p text:style-name="P24">Interface</text:p>
      <text:p text:style-name="P21">Rivescript offers several implementations (Javascript and Java among others). This allows to connect the brain to various textual interfaces like the terminal, a sms dispatcher, ... or simply the HTTP protocol (textual question/answer protocol) and beyond, any HTTP based API. If the .rive files are the brain of your ChatBot, these interfaces are as many "ears" and "mouths". At first, your ChatBot will be present on a web interface created by you: a simple SMS-like interface. </text:p>
      <text:p text:style-name="P21"/>
      <text:p text:style-name="P24">Administration</text:p>
      <text:p text:style-name="P21"><text:soft-page-break/>In this project, the administration of ChatBots is done through a REST API. <text:span text:style-name="T19">Managing</text:span> a ChatBot <text:span text:style-name="T19">consists in</text:span> creating it, and destroying it... it's also modifying its personality and consulting its state. We can also give it a new interface (give it the possibility to go on Discord for example), or remove it.</text:p>
      <text:p text:style-name="P21"/>
      <text:p text:style-name="P24">Use cases</text:p>
      <text:list xml:id="list13101659" text:style-name="L4">
        <text:list-item>
          <text:p text:style-name="P22">Through an administration interface, I create a new ChatBot called "Steeve" with minimal functionalities (file "standard.rive" from https://www.rivescript.com/try). I can then communicate with Steeve through a second interface (communication interface, the "mouth"), on an address (and port) specific to Steeve, after having identified myself with a login.</text:p>
        </text:list-item>
        <text:list-item>
          <text:p text:style-name="P22"><text:span text:style-name="T19">T</text:span>hrough an administration interface, I select a "brain" file in a database and I add it to Steeve. By restarting the communication interface, I allow Steeve to take into account the new file. <text:s/>(BONUS: Steeve loads his new brain during the conversation).</text:p>
        </text:list-item>
        <text:list-item>
          <text:p text:style-name="P22"><text:s/>Thanks to his new brain, Steeve can now store personal information about me by linking, for example, my login with my favorite color. (BONUS: store the collected profile on an online MongoDb database).</text:p>
        </text:list-item>
        <text:list-item>
          <text:p text:style-name="P22"><text:span text:style-name="T19">T</text:span>hrough the administration interface, I select a Discord (cf https://discordjs.guide) or Mastodon (use https://botsin.space/api/v1/) connection parameters file and order Steeve to be present there. I can then talk with an instance of Steeve (BONUS: The instance of Steeve that talks on botsinspace and the one that talks on the communication interface share the same collected data). (BONUS: I can also choose a connection to Slack).</text:p>
        </text:list-item>
        <text:list-item>
          <text:p text:style-name="P22"><text:span text:style-name="T19">T</text:span>hrough the administration interface, I remove Steeve's access to Discord.</text:p>
        </text:list-item>
        <text:list-item>
          <text:p text:style-name="P22"><text:span text:style-name="T19">T</text:span>hrough the administration interface, I can see the status (active interfaces, at least) of the different ChatBots (Eude, Hubert, Yann and Adam... all from the Lefrigo family). (BONUS: the interface broadcasts the conversations).</text:p>
        </text:list-item>
        <text:list-item>
          <text:p text:style-name="P22">BONUS: I can cross-check information about a user collected by different ChatBots.</text:p>
          <text:p text:style-name="P22"/>
        </text:list-item>
      </text:list>
      <text:p text:style-name="P24">Framework of the project</text:p>
      <text:list xml:id="list1360411122" text:style-name="L5">
        <text:list-item>
          <text:p text:style-name="P23">This project is done in pairs (to be set up on Teams). </text:p>
        </text:list-item>
        <text:list-item>
          <text:p text:style-name="P23">The API is in NodeJS.</text:p>
        </text:list-item>
        <text:list-item>
          <text:p text:style-name="P23">The architecture of the API is REST </text:p>
        </text:list-item>
        <text:list-item>
          <text:p text:style-name="P23">The deliverables are due on 04/06/2021 8:00 PM (Deposit on the Moodle page). </text:p>
        </text:list-item>
        <text:list-item>
          <text:p text:style-name="P23">Deliverables consist of a link to a git repository and a link to a screenCast demonstrating the functionality of your project. </text:p>
        </text:list-item>
      </text:list>
      <text:p text:style-name="P21"/>
      <text:p text:style-name="P21">Translated with www.DeepL.com/Translator (free ver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08:42:21.793172163</meta:creation-date>
    <meta:editing-duration>PT1H50M55S</meta:editing-duration>
    <meta:editing-cycles>17</meta:editing-cycles>
    <meta:generator>LibreOffice/6.2.8.2$Linux_X86_64 LibreOffice_project/20$Build-2</meta:generator>
    <dc:date>2021-05-11T15:49:07.742180590</dc:date>
    <dc:creator>Vincent BARREAUD</dc:creator>
    <meta:document-statistic meta:table-count="0" meta:image-count="0" meta:object-count="0" meta:page-count="3" meta:paragraph-count="51" meta:word-count="1234" meta:character-count="8057" meta:non-whitespace-character-count="6880"/>
  </office:meta>
</office:document-meta>
</file>